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5A3824D5.jpg"/>
  <manifest:file-entry manifest:media-type="image/jpeg" manifest:full-path="Pictures/100000000000032000000258FA47563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10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e6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-color="#e6e6e6"/>
    </style:style>
    <style:style style:name="gr4" style:family="graphic" style:parent-style-name="standard">
      <style:graphic-properties draw:stroke="none" draw:stroke-dash="Dash_20_10" svg:stroke-width="0cm" svg:stroke-color="#000000" draw:marker-start="" draw:marker-start-width="0.3cm" draw:marker-start-center="false" draw:marker-end="Arrow" draw:marker-end-width="0.3cm" draw:marker-end-center="false" svg:stroke-opacity="100%" draw:stroke-linejoin="round" draw:fill="solid" draw:fill-color="#80800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aw:marker-end="Arrow" draw:fill-color="#808000"/>
    </style:style>
    <style:style style:name="gr6" style:family="graphic" style:parent-style-name="standard">
      <style:graphic-properties draw:stroke="solid" draw:stroke-dash="Dash_20_10" svg:stroke-width="0cm" svg:stroke-color="#000000" draw:marker-start="" draw:marker-start-width="0.3cm" draw:marker-start-center="false" draw:marker-end="Arrow" draw:marker-end-width="0.3cm" draw:marker-end-center="false" svg:stroke-opacity="100%" draw:stroke-linejoin="round" draw:fill="solid" draw:fill-color="#c0c0c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solid" draw:marker-end="Arrow" draw:fill="solid" draw:fill-color="#c0c0c0"/>
    </style:style>
    <style:style style:name="gr8" style:family="graphic" style:parent-style-name="standard">
      <style:graphic-properties svg:stroke-width="0.2cm" draw:fill="solid" draw:fill-color="#000000" draw:textarea-horizontal-align="center" draw:textarea-vertical-align="middle" fo:padding-top="0.1cm" fo:padding-bottom="0.1cm" fo:padding-left="0.1cm" fo:padding-right="0.1cm"/>
    </style:style>
    <style:style style:name="gr9" style:family="graphic" style:parent-style-name="standard">
      <style:graphic-properties svg:stroke-width="0.2cm" draw:fill="solid" draw:fill-color="#c0c0c0" draw:textarea-horizontal-align="center" draw:textarea-vertical-align="middl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000000" draw:fill="solid" draw:fill-color="#c0c0c0" draw:textarea-horizontal-align="center" draw:textarea-vertical-align="middle" fo:padding-top="0.1cm" fo:padding-bottom="0.1cm" fo:padding-left="0.1cm" fo:padding-right="0.1cm"/>
    </style:style>
    <style:style style:name="gr11" style:family="graphic" style:parent-style-name="standard">
      <style:graphic-properties svg:stroke-width="0.2cm" svg:stroke-color="#000000" draw:fill="solid" draw:fill-color="#c0c0c0" draw:textarea-horizontal-align="center" draw:textarea-vertical-align="middle" fo:padding-top="0.1cm" fo:padding-bottom="0.1cm" fo:padding-left="0.1cm" fo:padding-right="0.1cm"/>
    </style:style>
    <style:style style:name="gr12" style:family="graphic" style:parent-style-name="standard">
      <style:graphic-properties svg:stroke-width="0.2cm" svg:stroke-color="#000000" draw:fill="solid" draw:fill-color="#c0c0c0" draw:textarea-vertical-align="middle" fo:padding-top="0.1cm" fo:padding-bottom="0.1cm" fo:padding-left="0.1cm" fo:padding-right="0.1cm"/>
    </style:style>
    <style:style style:name="gr1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pr1" style:family="presentation" style:parent-style-name="noname0-title">
      <style:graphic-properties draw:stroke="none" draw:fill="none" draw:fill-color="#bbe0e3" draw:textarea-horizontal-align="right" draw:textarea-vertical-align="middle" draw:auto-grow-height="true" draw:auto-grow-width="false" fo:min-height="6.106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noname0-subtitle">
      <style:graphic-properties draw:stroke="none" draw:fill="none" draw:fill-color="#bbe0e3" draw:textarea-horizontal-align="justify" draw:textarea-vertical-align="top" draw:auto-grow-height="true" draw:auto-grow-width="false" fo:min-height="10.582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noname0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fill-color="#ffffff" draw:auto-grow-height="true" fo:min-height="3.517cm"/>
    </style:style>
    <style:style style:name="pr5" style:family="presentation" style:parent-style-name="Default-outline1">
      <style:graphic-properties draw:fill-color="#ffffff" draw:auto-grow-height="true" fo:min-height="12.573cm"/>
    </style:style>
    <style:style style:name="pr6" style:family="presentation" style:parent-style-name="Default-notes">
      <style:graphic-properties draw:fill-color="#ffffff" draw:auto-grow-height="true" fo:min-height="11.431cm"/>
    </style:style>
    <style:style style:name="pr7" style:family="presentation" style:parent-style-name="Default-notes">
      <style:graphic-properties draw:fill-color="#ffffff" fo:min-height="11.431cm"/>
    </style:style>
    <style:style style:name="pr8" style:family="presentation" style:parent-style-name="Default-outline1">
      <style:graphic-properties draw:auto-grow-height="true" fo:min-height="12.573cm"/>
    </style:style>
    <style:style style:name="pr9" style:family="presentation" style:parent-style-name="Default-title">
      <style:graphic-properties draw:fill-color="#ffffff" fo:min-height="3.517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align="center" text:enable-numbering="false" fo:text-indent="0cm" style:writing-mode="lr-tb"/>
    </style:style>
    <style:style style:name="P3" style:family="paragraph">
      <style:paragraph-properties fo:margin-left="1.27cm" fo:margin-right="0cm" style:line-height-at-least="1.084cm" fo:text-align="start" text:enable-numbering="false" fo:text-indent="0cm"/>
    </style:style>
    <style:style style:name="P4" style:family="paragraph">
      <style:paragraph-properties fo:margin-left="1.27cm" fo:margin-right="0cm" fo:line-height="116%" fo:text-align="start" text:enable-numbering="false" fo:text-indent="0cm"/>
    </style:style>
    <style:style style:name="P5" style:family="paragraph">
      <style:paragraph-properties fo:margin-left="1.27cm" fo:margin-right="0cm" fo:line-height="116%" fo:text-align="center" text:enable-numbering="false" fo:text-indent="0cm"/>
    </style:style>
    <style:style style:name="P6" style:family="paragraph">
      <style:paragraph-properties fo:margin-left="1.27cm" fo:margin-right="0cm" fo:text-align="start" fo:text-indent="0cm"/>
    </style:style>
    <style:style style:name="P7" style:family="paragraph">
      <style:paragraph-properties fo:margin-left="0cm" fo:margin-right="0cm" style:line-height-at-least="1.084cm" text:enable-numbering="false" fo:text-indent="0cm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2.063cm" fo:margin-right="0cm" fo:text-indent="-0.793cm"/>
    </style:style>
    <style:style style:name="P11" style:family="paragraph">
      <style:paragraph-properties fo:margin-left="3.175cm" fo:margin-right="0cm" fo:text-indent="-0.635cm"/>
    </style:style>
    <style:style style:name="P12" style:family="paragraph">
      <style:paragraph-properties fo:margin-left="4.445cm" fo:margin-right="0cm" fo:text-indent="-0.635cm"/>
    </style:style>
    <style:style style:name="T1" style:family="text">
      <style:text-properties fo:color="#ffffff" fo:font-size="60pt" fo:language="tr" fo:country="TR" style:font-size-asian="60pt" style:font-size-complex="60pt"/>
    </style:style>
    <style:style style:name="T2" style:family="text">
      <style:text-properties fo:language="tr" fo:country="TR"/>
    </style:style>
    <style:style style:name="T3" style:family="text">
      <style:text-properties fo:font-size="24pt" fo:language="tr" fo:country="TR"/>
    </style:style>
    <style:style style:name="T4" style:family="text">
      <style:text-properties fo:color="#e6ff00" fo:font-size="24pt" fo:language="tr" fo:country="TR"/>
    </style:style>
    <style:style style:name="T5" style:family="text">
      <style:text-properties fo:color="#ffffff" fo:font-size="24pt" fo:language="tr" fo:country="TR"/>
    </style:style>
    <style:style style:name="T6" style:family="text">
      <style:text-properties fo:font-size="22pt" fo:language="tr" fo:country="TR"/>
    </style:style>
    <style:style style:name="T7" style:family="text">
      <style:text-properties fo:font-size="24pt"/>
    </style:style>
    <style:style style:name="T8" style:family="text">
      <style:text-properties style:text-position="sub 58%" fo:font-size="24pt" style:font-size-asian="24pt" style:font-size-complex="24pt"/>
    </style:style>
    <style:style style:name="T9" style:family="text">
      <style:text-properties style:text-position="sub 58%"/>
    </style:style>
    <style:style style:name="T10" style:family="text">
      <style:text-properties style:text-position="0% 100%" fo:font-size="24pt" style:font-size-asian="24pt" style:font-size-complex="24pt"/>
    </style:style>
    <style:style style:name="T11" style:family="text">
      <style:text-properties style:text-position="0% 100%"/>
    </style:style>
    <text:list-style style:name="L1">
      <text:list-level-style-bullet text:level="1" text:bullet-char="•">
        <style:text-properties fo:font-family="'Myriad Web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başlık" draw:style-name="dp1" draw:master-page-name="noname0" presentation:presentation-page-layout-name="AL1T0">
        <draw:frame presentation:style-name="pr1" draw:text-style-name="P2" draw:layer="layout" svg:width="18.16cm" svg:height="6.366cm" svg:x="3.448cm" svg:y="0.008cm" presentation:class="title" presentation:user-transformed="true">
          <draw:text-box>
            <text:p text:style-name="P1"><text:span text:style-name="T1">Beowulf ve Paralel Programlamaya Giriş</text:span></text:p>
          </draw:text-box>
        </draw:frame>
        <draw:frame presentation:style-name="pr2" draw:text-style-name="P7" draw:layer="layout" svg:width="21.69cm" svg:height="12.97cm" svg:x="1.866cm" svg:y="6.7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ray Özku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TÜBİTAK UEKA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<text:a xlink:href="mailto:eray@pardus.org.tr">eray@pardus.org.tr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Bilkent Bilgisayar Mühendisliğ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Bölümü Paralel Hesaplama Grub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rayo@cs.bilkent.edu.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unum Özeti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Sunum Çerçevesi</text:p>
          </draw:text-box>
        </draw:frame>
        <draw:frame presentation:style-name="pr5" draw:text-style-name="P9" draw:layer="layout" svg:width="23.199cm" svg:height="12.573cm" svg:x="1.301cm" svg:y="3.325cm" presentation:class="outline">
          <draw:text-box>
            <text:list text:style-name="L3">
              <text:list-item>
                <text:p text:style-name="P9">Beowulf nedir, tarihçe, mimarisi</text:p>
              </text:list-item>
            </text:list>
            <text:list text:style-name="L3">
              <text:list-item>
                <text:p text:style-name="P9">Pratikte Beowulf</text:p>
              </text:list-item>
            </text:list>
            <text:list text:style-name="L3">
              <text:list-item>
                <text:p text:style-name="P9">Paralel hesaplamadaki temel kavramlar</text:p>
              </text:list-item>
            </text:list>
            <text:list text:style-name="L3">
              <text:list-item>
                <text:p text:style-name="P9">Türkiye'de YBH (gerçekten!)</text:p>
              </text:list-item>
            </text:list>
            <text:list text:style-name="L3">
              <text:list-item>
                <text:p text:style-name="P9">MPI öğrenelim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eowulf Nedir?</text:p>
          </draw:text-box>
        </draw:frame>
        <draw:frame presentation:style-name="Default-outline1" draw:layer="layout" svg:width="23.199cm" svg:height="13.323cm" svg:x="1.301cm" svg:y="3.325cm" presentation:class="outline" presentation:user-transformed="true">
          <draw:text-box>
            <text:list text:style-name="L3">
              <text:list-item>
                <text:p text:style-name="P9">Amaç: Yüksek Başarımlı Hesaplama</text:p>
              </text:list-item>
            </text:list>
            <text:list text:style-name="L3">
              <text:list-item>
                <text:p text:style-name="P9">Network of Workstations (distributed camiasından gelen bir kavram)</text:p>
              </text:list-item>
            </text:list>
            <text:list text:style-name="L3">
              <text:list-item>
                <text:p text:style-name="P9">COTS (Commodity Off The Shelf) components</text:p>
              </text:list-item>
            </text:list>
            <text:list text:style-name="L3">
              <text:list-item>
                <text:p text:style-name="P9">Referans: <text:span text:style-name="T7">T. Sterling, D. Becker, D. Savarese, et al. "BEOWULF: A Parallel Workstation for Scientific Computation, " Proceedings of the 1995 International Conference on Parallel Processing (ICPP), August 1995, Vol. 1, pp. 11-14</text:span></text:p>
              </text:list-item>
            </text:list>
            <text:list text:style-name="L3">
              <text:list-item>
                <text:p text:style-name="P9"><text:span text:style-name="T7">Ayrıca tabii ki: beowulf.org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eowulf nereden çıktı</text:p>
          </draw:text-box>
        </draw:frame>
        <draw:frame presentation:style-name="pr8" draw:text-style-name="P9" draw:layer="layout" svg:width="23.199cm" svg:height="14.413cm" svg:x="1.301cm" svg:y="3.325cm" presentation:class="outline" presentation:user-transformed="true">
          <draw:text-box>
            <text:list text:style-name="L3">
              <text:list-item>
                <text:p text:style-name="P9">“Beowulf class supercomputer”</text:p>
              </text:list-item>
            </text:list>
            <text:list text:style-name="L3">
              <text:list-item>
                <text:p text:style-name="P9">Beowulf vs. Grendel</text:p>
              </text:list-item>
            </text:list>
            <text:list text:style-name="L3">
              <text:list-item>
                <text:p text:style-name="P9">Klasik olarak Cray'ın makinaları ve diğer süperbilgisayarlar özel tasarlanmış ve imal edilmiş chipler/devrelerle yapılıyordu</text:p>
              </text:list-item>
            </text:list>
            <text:list text:style-name="L3">
              <text:list-item>
                <text:p text:style-name="P9">Bu pahalı canavarlara karşı kahramanca mücadele eden sistemlere Beowulf dendi</text:p>
              </text:list-item>
            </text:list>
            <text:list text:style-name="L3">
              <text:list-item>
                <text:p text:style-name="P9">Class I supercomputer: bütün yazılım/donanım commodity</text:p>
              </text:list-item>
            </text:list>
            <text:list text:style-name="L3">
              <text:list-item>
                <text:p text:style-name="P9">Class II supercomputer: bazı özel parçalara sahi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eowulf ilk uygulamalar</text:p>
          </draw:text-box>
        </draw:frame>
        <draw:frame presentation:style-name="Default-outline1" draw:layer="layout" svg:width="23.199cm" svg:height="12.573cm" svg:x="1.301cm" svg:y="3.325cm" presentation:class="outline" presentation:user-transformed="true">
          <draw:text-box>
            <text:list text:style-name="L3">
              <text:list-item>
                <text:p text:style-name="P9">NASA, 1995 makalesi</text:p>
              </text:list-item>
            </text:list>
            <text:list text:style-name="L3">
              <text:list-item>
                <text:p text:style-name="P9">Computational Fluid Dynamics uygulaması</text:p>
              </text:list-item>
            </text:list>
            <text:list text:style-name="L3">
              <text:list-item>
                <text:list>
                  <text:list-item>
                    <text:p text:style-name="P10">tipik bir paralel uygulama</text:p>
                  </text:list-item>
                </text:list>
              </text:list-item>
            </text:list>
            <text:list text:style-name="L3">
              <text:list-item>
                <text:p text:style-name="P9">“Beowulf parallel workstation” 1993/1995</text:p>
              </text:list-item>
            </text:list>
            <text:list text:style-name="L3">
              <text:list-item>
                <text:list>
                  <text:list-item>
                    <text:p text:style-name="P10">16 Intel DX4 CPU'lu anakart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şlemci başına 16 Mbyte DRAM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er işlemcide hard disk/controll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şlemci başına 2 tane 10 Mbit Ethern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2 video kartı, 2 monitör, 1 klavy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eowulf mimarisi (Donanım)</text:p>
          </draw:text-box>
        </draw:frame>
        <draw:frame presentation:style-name="pr8" draw:text-style-name="P9" draw:layer="layout" svg:width="23.199cm" svg:height="12.573cm" svg:x="1.301cm" svg:y="3.325cm" presentation:class="outline" presentation:user-transformed="true">
          <draw:text-box>
            <text:list text:style-name="L3">
              <text:list-item>
                <text:p text:style-name="P9">Bir arayüz düğümü</text:p>
              </text:list-item>
            </text:list>
            <text:list text:style-name="L3">
              <text:list-item>
                <text:p text:style-name="P9">n tane hesap düğümü</text:p>
              </text:list-item>
            </text:list>
            <text:list text:style-name="L3">
              <text:list-item>
                <text:list>
                  <text:list-item>
                    <text:p text:style-name="P10">Düğümler ethernet ile (1000Mbit, 100 Mbit) switch'e bağlanır</text:p>
                  </text:list-item>
                </text:list>
              </text:list-item>
            </text:list>
            <text:list text:style-name="L3">
              <text:list-item>
                <text:p text:style-name="P9">Bir arabağ ağı</text:p>
              </text:list-item>
            </text:list>
            <text:list text:style-name="L3">
              <text:list-item>
                <text:list>
                  <text:list-item>
                    <text:p text:style-name="P10">Üzerinde aynı anda bağımsız n/2 <text:s/>tam kapasiteli konuşmaya izin verecek kapasitede bir swit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u durumda congestion sağlamayan ucuz ve yüksek performanslı switch'ler vardı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eowulf Mimarisi (donanım)</text:p>
          </draw:text-box>
        </draw:frame>
        <dr3d:scene draw:style-name="gr2" svg:width="2.171cm" svg:height="3.124cm" svg:x="1.375cm" svg:y="12.555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2.17cm" svg:height="3.123cm" svg:x="4.371cm" svg:y="12.557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2.169cm" svg:height="3.122cm" svg:x="7.365cm" svg:y="12.558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2.169cm" svg:height="3.122cm" svg:x="10.36cm" svg:y="12.558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2.169cm" svg:height="3.122cm" svg:x="13.354cm" svg:y="12.558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2.169cm" svg:height="3.122cm" svg:x="16.349cm" svg:y="12.558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2.169cm" svg:height="3.122cm" svg:x="19.343cm" svg:y="12.558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2.169cm" svg:height="3.122cm" svg:x="22.338cm" svg:y="12.558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4" svg:width="15.661cm" svg:height="3.543cm" svg:x="6.019cm" svg:y="7.031cm" dr3d:transform="matrix (0.999817659565306 -0.00716583461505344 0.0177002382928603 0.00386240007444368 0.983649408246193 0.180052557667418 -0.0187010557728507 -0.179951361404085 0.983497726505657 0.000551289984625251cm -0.0437668537838982cm -0.0430893776106912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 dr3d:transform="matrix (0.999978657752634 -0.00281479192498962 -0.00589584477921836 0.00342695884010125 0.994302746732619 0.106537804525309 0.00556237290640209 -0.106555735586517 0.994291172253512 0.00313639187607588cm 0.0447848893308732cm 0.186347450087546cm)"/>
        </dr3d:scene>
        <dr3d:scene draw:style-name="gr6" svg:width="2.343cm" svg:height="3.962cm" svg:x="2.102cm" svg:y="5.378cm" dr3d:transform="matrix (1 0 0 0 0.939692620785931 0.342020143325607 0 -0.342020143325607 0.939692620785931 0cm 0cm 0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1 0 0 0 1 0 0 0 1 -1.35681348354757cm 0.897535410007153cm -0.326676173442458cm)"/>
        </dr3d:scene>
        <draw:line draw:style-name="gr8" draw:layer="layout" svg:x1="4.393cm" svg:y1="8.731cm" svg:x2="6.403cm" svg:y2="8.731cm">
          <text:p text:style-name="P8"/>
        </draw:line>
        <draw:line draw:style-name="gr8" draw:layer="layout" svg:x1="2.699cm" svg:y1="12.436cm" svg:x2="7.832cm" svg:y2="10.583cm">
          <text:p text:style-name="P8"/>
        </draw:line>
        <draw:line draw:style-name="gr8" draw:layer="layout" svg:x1="5.715cm" svg:y1="12.488cm" svg:x2="9.684cm" svg:y2="10.531cm">
          <text:p text:style-name="P8"/>
        </draw:line>
        <draw:line draw:style-name="gr8" draw:layer="layout" svg:x1="23.072cm" svg:y1="12.541cm" svg:x2="19.897cm" svg:y2="10.583cm">
          <text:p text:style-name="P8"/>
        </draw:line>
        <draw:line draw:style-name="gr8" draw:layer="layout" svg:x1="20.268cm" svg:y1="12.594cm" svg:x2="18.151cm" svg:y2="10.583cm">
          <text:p text:style-name="P8"/>
        </draw:line>
        <draw:line draw:style-name="gr8" draw:layer="layout" svg:x1="8.679cm" svg:y1="12.436cm" svg:x2="11.06cm" svg:y2="10.583cm">
          <text:p text:style-name="P8"/>
        </draw:line>
        <draw:line draw:style-name="gr8" draw:layer="layout" svg:x1="11.695cm" svg:y1="12.383cm" svg:x2="12.436cm" svg:y2="10.583cm">
          <text:p text:style-name="P8"/>
        </draw:line>
        <draw:line draw:style-name="gr8" draw:layer="layout" svg:x1="14.341cm" svg:y1="12.488cm" svg:x2="13.97cm" svg:y2="10.583cm">
          <text:p text:style-name="P8"/>
        </draw:line>
        <draw:line draw:style-name="gr8" draw:layer="layout" svg:x1="17.357cm" svg:y1="12.488cm" svg:x2="16.14cm" svg:y2="10.583cm">
          <text:p text:style-name="P8"/>
        </draw:lin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eowulf Mimarisi (Yazılım)</text:p>
          </draw:text-box>
        </draw:frame>
        <draw:frame presentation:style-name="pr8" draw:text-style-name="P9" draw:layer="layout" svg:width="23.199cm" svg:height="12.573cm" svg:x="1.301cm" svg:y="3.325cm" presentation:class="outline">
          <draw:text-box>
            <text:list text:style-name="L3">
              <text:list-item>
                <text:p text:style-name="P9">İşletim sistemi</text:p>
              </text:list-item>
            </text:list>
            <text:list text:style-name="L3">
              <text:list-item>
                <text:list>
                  <text:list-item>
                    <text:p text:style-name="P10">Açık kaynak kodlu tercihan UNIX işletim sistemi: Linux, BS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ümeleme için gerekli ağ yazılımları (rsh, NFS, NIS, vs.)</text:p>
                  </text:list-item>
                </text:list>
              </text:list-item>
            </text:list>
            <text:list text:style-name="L3">
              <text:list-item>
                <text:p text:style-name="P9">Paralel programlama</text:p>
              </text:list-item>
            </text:list>
            <text:list text:style-name="L3">
              <text:list-item>
                <text:list>
                  <text:list-item>
                    <text:p text:style-name="P10">Mesaj geçme yazılımı (MPI, PVM, vs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aralel uygulama kütüphanele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Paralel BLAS implementationları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CFD, vs. kütüphaneler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Pratikte Beowulf (Donanım)</text:p>
          </draw:text-box>
        </draw:frame>
        <draw:frame presentation:style-name="pr8" draw:text-style-name="P9" draw:layer="layout" svg:width="23.199cm" svg:height="12.573cm" svg:x="1.301cm" svg:y="3.325cm" presentation:class="outline">
          <draw:text-box>
            <text:list text:style-name="L3">
              <text:list-item>
                <text:p text:style-name="P9">Önce donanım planlaması yapmak gerekir</text:p>
              </text:list-item>
            </text:list>
            <text:list text:style-name="L3">
              <text:list-item>
                <text:list>
                  <text:list-item>
                    <text:p text:style-name="P10">Doğru donanım seçimi uygulamaya dayanı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ir takım sorular sorarak başlayabiliri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Paralel girdi / çıktı yapılacak mı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Hesaplama mı ağır basıyor haberleşme mi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etwork latency ne kadar önemli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Düğümlerin CPU'su hafızası ne olmalı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e kadar para harcayabiliriz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Verdiğimiz paranın karşılığını alabiliyor muyuz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eowulf Yazılımı</text:p>
          </draw:text-box>
        </draw:frame>
        <draw:frame presentation:style-name="pr8" draw:text-style-name="P9" draw:layer="layout" svg:width="23.199cm" svg:height="14.495cm" svg:x="1.301cm" svg:y="2.925cm" presentation:class="outline" presentation:user-transformed="true">
          <draw:text-box>
            <text:list text:style-name="L3">
              <text:list-item>
                <text:p text:style-name="P9">İyi bir linux dağıtımı seçelim</text:p>
              </text:list-item>
            </text:list>
            <text:list text:style-name="L3">
              <text:list-item>
                <text:p text:style-name="P9">Arayüz düğümünde geliştirme araçları, masaüstü, user accountları vs. yer alacak</text:p>
              </text:list-item>
            </text:list>
            <text:list text:style-name="L3">
              <text:list-item>
                <text:p text:style-name="P9">Hesaplama düğümlerinde temel sistem araçları ve paralel programı çalıştırmak için gerekli kütüphaneler yeterli</text:p>
              </text:list-item>
            </text:list>
            <text:list text:style-name="L3">
              <text:list-item>
                <text:p text:style-name="P9">Düğümleri özel bir IP ağına yerleştirelim</text:p>
              </text:list-item>
            </text:list>
            <text:list text:style-name="L3">
              <text:list-item>
                <text:p text:style-name="P9">Kümeleme yazılımı</text:p>
              </text:list-item>
            </text:list>
            <text:list text:style-name="L3">
              <text:list-item>
                <text:list>
                  <text:list-item>
                    <text:p text:style-name="P10">Dosya paylaşımı (NF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ullanıcı hesaplarının paylaşımı (NI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üğümlere erişmek için ssh/rsh yapılandırmas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borg.cs.bilkent.edu.tr</text:p>
          </draw:text-box>
        </draw:frame>
        <draw:frame presentation:style-name="pr8" draw:text-style-name="P9" draw:layer="layout" svg:width="23.199cm" svg:height="13.237cm" svg:x="1.301cm" svg:y="3.325cm" presentation:class="outline" presentation:user-transformed="true">
          <draw:text-box>
            <text:list text:style-name="L3">
              <text:list-item>
                <text:p text:style-name="P9">İlk kurduğum gerçek beowulf</text:p>
              </text:list-item>
            </text:list>
            <text:list text:style-name="L3">
              <text:list-item>
                <text:list>
                  <text:list-item>
                    <text:p text:style-name="P10">2000/2001 yılları arasında</text:p>
                  </text:list-item>
                </text:list>
              </text:list-item>
            </text:list>
            <text:list text:style-name="L3">
              <text:list-item>
                <text:p text:style-name="P9">Donanım:</text:p>
              </text:list-item>
            </text:list>
            <text:list text:style-name="L3">
              <text:list-item>
                <text:list>
                  <text:list-item>
                    <text:p text:style-name="P10">32 Pentium II 400 Mhz işlemc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de başına 128MB hafız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100Mbit ethernet network / SuperStack II switch</text:p>
                  </text:list-item>
                </text:list>
              </text:list-item>
            </text:list>
            <text:list text:style-name="L3">
              <text:list-item>
                <text:p text:style-name="P9">Yazılım</text:p>
              </text:list-item>
            </text:list>
            <text:list text:style-name="L3">
              <text:list-item>
                <text:list>
                  <text:list-item>
                    <text:p text:style-name="P10">Debian Linux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AI (Fully Automatic Installat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LAM/MPI, Charm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skynet.cs.bilkent.edu.tr</text:p>
          </draw:text-box>
        </draw:frame>
        <draw:frame presentation:style-name="pr8" draw:text-style-name="P9" draw:layer="layout" svg:width="23.199cm" svg:height="13.128cm" svg:x="1.301cm" svg:y="3.325cm" presentation:class="outline" presentation:user-transformed="true">
          <draw:text-box>
            <text:list text:style-name="L3">
              <text:list-item>
                <text:p text:style-name="P9">2005 yılında <text:s/>TÜBİTAK paralel ağ sürüngeni projesi için kurduk</text:p>
              </text:list-item>
            </text:list>
            <text:list text:style-name="L3">
              <text:list-item>
                <text:p text:style-name="P9">Donanım:</text:p>
              </text:list-item>
            </text:list>
            <text:list text:style-name="L3">
              <text:list-item>
                <text:list>
                  <text:list-item>
                    <text:p text:style-name="P10">48 Pentium IV 3.0G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üğüm başına 512MB hafıza 80GB dis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1Gbit ethernet ve 100Mbit ethernet network'ü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irisi internet'e erişim birisi düğümler arası erişim için</text:p>
                  </text:list-item>
                </text:list>
              </text:list-item>
            </text:list>
            <text:list text:style-name="L3">
              <text:list-item>
                <text:p text:style-name="P9">Yazılım:</text:p>
              </text:list-item>
            </text:list>
            <text:list text:style-name="L3">
              <text:list-item>
                <text:list>
                  <text:list-item>
                    <text:p text:style-name="P10">Mandrake mi Mandriva mı ne ond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Warewulf (diskless bo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Paralel Hesaplama (Mimariler)</text:p>
          </draw:text-box>
        </draw:frame>
        <draw:frame presentation:style-name="pr8" draw:text-style-name="P9" draw:layer="layout" svg:width="23.199cm" svg:height="12.573cm" svg:x="1.301cm" svg:y="3.325cm" presentation:class="outline">
          <draw:text-box>
            <text:list text:style-name="L3">
              <text:list-item>
                <text:p text:style-name="P9">Kontrol mekanizması</text:p>
              </text:list-item>
            </text:list>
            <text:list text:style-name="L3">
              <text:list-item>
                <text:list>
                  <text:list-item>
                    <text:p text:style-name="P10">SIMD (single instruction multiple data strea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IMD (multiple instruction multiple data stream)</text:p>
                  </text:list-item>
                </text:list>
              </text:list-item>
            </text:list>
          </draw:text-box>
        </draw:frame>
        <draw:rect draw:style-name="gr9" draw:layer="layout" svg:width="2.82cm" svg:height="2.993cm" svg:x="1.821cm" svg:y="10.93cm">
          <text:p text:style-name="P8">kontrol </text:p>
          <text:p text:style-name="P8">birimi</text:p>
        </draw:rect>
        <draw:ellipse draw:style-name="gr10" draw:layer="layout" svg:width="2.168cm" svg:height="2.256cm" svg:x="6.333cm" svg:y="7.2cm">
          <text:p text:style-name="P8">işlem</text:p>
          <text:p text:style-name="P8">birimi</text:p>
        </draw:ellipse>
        <draw:ellipse draw:style-name="gr10" draw:layer="layout" svg:width="2.168cm" svg:height="2.256cm" svg:x="6.333cm" svg:y="9.97cm">
          <text:p text:style-name="P8">işlem</text:p>
          <text:p text:style-name="P8">birimi</text:p>
        </draw:ellipse>
        <draw:ellipse draw:style-name="gr10" draw:layer="layout" svg:width="2.168cm" svg:height="2.256cm" svg:x="6.333cm" svg:y="12.739cm">
          <text:p text:style-name="P8">işlem</text:p>
          <text:p text:style-name="P8">birimi</text:p>
        </draw:ellipse>
        <draw:ellipse draw:style-name="gr10" draw:layer="layout" svg:width="2.168cm" svg:height="2.256cm" svg:x="6.333cm" svg:y="15.509cm">
          <text:p text:style-name="P8">işlem</text:p>
          <text:p text:style-name="P8">birimi</text:p>
        </draw:ellipse>
        <draw:line draw:style-name="gr11" draw:layer="layout" svg:x1="4.684cm" svg:y1="11.147cm" svg:x2="6.419cm" svg:y2="8.718cm">
          <text:p text:style-name="P8"/>
        </draw:line>
        <draw:line draw:style-name="gr11" draw:layer="layout" svg:x1="4.641cm" svg:y1="12.101cm" svg:x2="6.376cm" svg:y2="11.407cm">
          <text:p text:style-name="P8"/>
        </draw:line>
        <draw:line draw:style-name="gr11" draw:layer="layout" svg:x1="4.728cm" svg:y1="12.882cm" svg:x2="6.332cm" svg:y2="13.706cm">
          <text:p text:style-name="P8"/>
        </draw:line>
        <draw:line draw:style-name="gr11" draw:layer="layout" svg:x1="4.684cm" svg:y1="13.793cm" svg:x2="6.246cm" svg:y2="16.178cm">
          <text:p text:style-name="P8"/>
        </draw:line>
        <draw:rect draw:style-name="gr10" draw:layer="layout" svg:width="1.995cm" svg:height="10.366cm" svg:x="9.282cm" svg:y="7.287cm">
          <text:p text:style-name="P8">arabağ</text:p>
        </draw:rect>
        <draw:ellipse draw:style-name="gr10" draw:layer="layout" svg:width="5.031cm" svg:height="2.256cm" svg:x="12.873cm" svg:y="7.309cm">
          <text:p text:style-name="P8">işlem birimi</text:p>
          <text:p text:style-name="P8">kontrol birimi</text:p>
        </draw:ellipse>
        <draw:rect draw:style-name="gr10" draw:layer="layout" svg:width="1.995cm" svg:height="10.366cm" svg:x="18.804cm" svg:y="7.353cm">
          <text:p text:style-name="P8">arabağ</text:p>
        </draw:rect>
        <draw:ellipse draw:style-name="gr10" draw:layer="layout" svg:width="5.031cm" svg:height="2.256cm" svg:x="12.873cm" svg:y="9.963cm">
          <text:p text:style-name="P8">işlem birimi</text:p>
          <text:p text:style-name="P8">kontrol birimi</text:p>
        </draw:ellipse>
        <draw:ellipse draw:style-name="gr10" draw:layer="layout" svg:width="5.031cm" svg:height="2.256cm" svg:x="12.873cm" svg:y="12.618cm">
          <text:p text:style-name="P8">işlem birimi</text:p>
          <text:p text:style-name="P8">kontrol birimi</text:p>
        </draw:ellipse>
        <draw:ellipse draw:style-name="gr10" draw:layer="layout" svg:width="5.031cm" svg:height="2.256cm" svg:x="12.873cm" svg:y="15.272cm">
          <text:p text:style-name="P8">işlem birimi</text:p>
          <text:p text:style-name="P8">kontrol birimi</text:p>
        </draw:ellipse>
        <draw:line draw:style-name="gr12" draw:layer="layout" svg:x1="8.588cm" svg:y1="8.284cm" svg:x2="9.282cm" svg:y2="8.284cm">
          <text:p text:style-name="P8"/>
        </draw:line>
        <draw:line draw:style-name="gr12" draw:layer="layout" svg:x1="8.588cm" svg:y1="11.147cm" svg:x2="9.325cm" svg:y2="11.147cm">
          <text:p text:style-name="P8"/>
        </draw:line>
        <draw:line draw:style-name="gr12" draw:layer="layout" svg:x1="8.458cm" svg:y1="13.793cm" svg:x2="9.369cm" svg:y2="13.793cm">
          <text:p text:style-name="P8"/>
        </draw:line>
        <draw:line draw:style-name="gr12" draw:layer="layout" svg:x1="8.544cm" svg:y1="16.612cm" svg:x2="9.369cm" svg:y2="16.612cm">
          <text:p text:style-name="P8"/>
        </draw:line>
        <draw:line draw:style-name="gr12" draw:layer="layout" svg:x1="17.913cm" svg:y1="8.414cm" svg:x2="18.694cm" svg:y2="8.414cm">
          <text:p text:style-name="P8"/>
        </draw:line>
        <draw:line draw:style-name="gr12" draw:layer="layout" svg:x1="17.87cm" svg:y1="11.017cm" svg:x2="18.824cm" svg:y2="11.017cm">
          <text:p text:style-name="P8"/>
        </draw:line>
        <draw:line draw:style-name="gr12" draw:layer="layout" svg:x1="17.913cm" svg:y1="13.706cm" svg:x2="18.824cm" svg:y2="13.706cm">
          <text:p text:style-name="P8"/>
        </draw:line>
        <draw:line draw:style-name="gr12" draw:layer="layout" svg:x1="17.913cm" svg:y1="16.395cm" svg:x2="18.911cm" svg:y2="16.395cm">
          <text:p text:style-name="P8"/>
        </draw:lin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Paralel Hesaplama (Mimariler)</text:p>
          </draw:text-box>
        </draw:frame>
        <draw:frame presentation:style-name="pr8" draw:text-style-name="P9" draw:layer="layout" svg:width="23.199cm" svg:height="14.205cm" svg:x="1.301cm" svg:y="3.325cm" presentation:class="outline" presentation:user-transformed="true">
          <draw:text-box>
            <text:list text:style-name="L3">
              <text:list-item>
                <text:p text:style-name="P9">Adres Uzayı Organizasyonu</text:p>
              </text:list-item>
            </text:list>
            <text:list text:style-name="L3">
              <text:list-item>
                <text:list>
                  <text:list-item>
                    <text:p text:style-name="P10">Mesaj geçme (dağıtık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aylaşılmış Adres Uzayı (UMA, NUMA)</text:p>
                  </text:list-item>
                </text:list>
              </text:list-item>
            </text:list>
            <text:list text:style-name="L3">
              <text:list-item>
                <text:p text:style-name="P9">Bağlama Ağları</text:p>
              </text:list-item>
            </text:list>
            <text:list text:style-name="L3">
              <text:list-item>
                <text:list>
                  <text:list-item>
                    <text:p text:style-name="P10">Statik (doğruda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inamik (routing v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içinde switching elementler olan (2x2 crossbar gibi) switchler var, bunlar açılıp kapanıp gidiyor yer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İşlemci gözenekleri</text:p>
              </text:list-item>
            </text:list>
            <text:list text:style-name="L3">
              <text:list-item>
                <text:list>
                  <text:list-item>
                    <text:p text:style-name="P10">İnce gözenekli (fine-grain) <text:s/>(64K slow 1-bit proc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aba gözenekli (coarse-grain) <text:s/>(16 fast process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Paralel Hesaplama (Teorik Modeller)</text:p>
          </draw:text-box>
        </draw:frame>
        <draw:frame presentation:style-name="pr8" draw:text-style-name="P9" draw:layer="layout" svg:width="23.199cm" svg:height="12.573cm" svg:x="1.301cm" svg:y="3.325cm" presentation:class="outline">
          <draw:text-box>
            <text:list text:style-name="L3">
              <text:list-item>
                <text:p text:style-name="P9">İdeal paralel bilgisayar PRAM adres paylaşımlıdır:</text:p>
              </text:list-item>
            </text:list>
            <text:list text:style-name="L3">
              <text:list-item>
                <text:list>
                  <text:list-item>
                    <text:p text:style-name="P10">Exclusive-read, exclusive write (EREW) P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current-read, exclusive write (CREW) P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xclusive-read, concurrent-write (ERCW) P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current-read, concurrent-write (CRCW) P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Arabağlar</text:p>
          </draw:text-box>
        </draw:frame>
        <draw:frame presentation:style-name="pr8" draw:text-style-name="P9" draw:layer="layout" svg:width="23.199cm" svg:height="15.593cm" svg:x="1.301cm" svg:y="3.325cm" presentation:class="outline" presentation:user-transformed="true">
          <draw:text-box>
            <text:list text:style-name="L3">
              <text:list-item>
                <text:p text:style-name="P9">Dinamik arabağlar:</text:p>
              </text:list-item>
            </text:list>
            <text:list text:style-name="L3">
              <text:list-item>
                <text:list>
                  <text:list-item>
                    <text:p text:style-name="P10">switching networ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çok aşamalı arabağ ağları (Omeg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2x2 switchleri birleştirmenin akıllı bir yolu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p/2 x logp tane SE, Theta(plogp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Durağan (statik) arabağlar: kac tel var?</text:p>
              </text:list-item>
            </text:list>
            <text:list text:style-name="L3">
              <text:list-item>
                <text:list>
                  <text:list-item>
                    <text:p text:style-name="P10">clique: Theta(p^2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tar: Theta(p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zincir ve halka: Theta(p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esh: Theta(p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ypercube: Theta(plogp)</text:p>
                  </text:list-item>
                </text:list>
              </text:list-item>
            </text:list>
          </draw:text-box>
        </draw:frame>
        <draw:frame draw:style-name="gr13" draw:layer="layout" svg:width="0.202cm" svg:height="1.187cm" svg:x="23.178cm" svg:y="8.52cm">
          <draw:text-box>
            <text:p text:style-name="P8"/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Arabağlar (devam)</text:p>
          </draw:text-box>
        </draw:frame>
        <draw:frame presentation:style-name="pr8" draw:text-style-name="P9" draw:layer="layout" svg:width="23.199cm" svg:height="12.573cm" svg:x="1.301cm" svg:y="3.325cm" presentation:class="outline">
          <draw:text-box>
            <text:list text:style-name="L3">
              <text:list-item>
                <text:p text:style-name="P9">Durağan ağlar nasıl analiz edilir?</text:p>
              </text:list-item>
            </text:list>
            <text:list text:style-name="L3">
              <text:list-item>
                <text:list>
                  <text:list-item>
                    <text:p text:style-name="P10">Çap: iki düğüm arasındaki en büyük uzaklı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nectivity: iki adam arasındaki min. yol sayısı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isection Width, Bisection Bandwid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Ağı ikiye ayırdık diyelim (iletişimi kopardık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isection width: bunu yapmak kaç tane bağı çıkarmak gerekiy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isection bandwidth: Bu linklerden saniyede kaç link geçiyo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8" draw:layer="layout" svg:width="20.43cm" svg:height="3.517cm" svg:x="1.27cm" svg:y="-0.214cm" presentation:class="title">
          <draw:text-box>
            <text:p text:style-name="P8">Performans</text:p>
          </draw:text-box>
        </draw:frame>
        <draw:frame presentation:style-name="pr8" draw:text-style-name="P9" draw:layer="layout" svg:width="23.199cm" svg:height="12.573cm" svg:x="1.301cm" svg:y="3.325cm" presentation:class="outline" presentation:user-transformed="true">
          <draw:text-box>
            <text:list text:style-name="L3">
              <text:list-item>
                <text:p text:style-name="P9">Başarım olçüleri</text:p>
              </text:list-item>
            </text:list>
            <text:list text:style-name="L3">
              <text:list-item>
                <text:list>
                  <text:list-item>
                    <text:p text:style-name="P10">Paralel çalışma zamanı T<text:span text:style-name="T8">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ızlanma (speedup) <text:s/>s = T<text:span text:style-name="T9">s</text:span> / T<text:span text:style-name="T8">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tkinlik (efficiency) E = s / 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edel (cost, work) W = <text:s/>T<text:span text:style-name="T8">p </text:span><text:span text:style-name="T10">. 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cost – optimal <text:s text:c="3"/>E = Theta(1) <text:s/>(sabit yani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Ölçeklenebilirlik (scalability):</text:p>
              </text:list-item>
            </text:list>
            <text:list text:style-name="L3">
              <text:list-item>
                <text:list>
                  <text:list-item>
                    <text:p text:style-name="P10">Hızlandırmayı işlemci sayısıyla orantılı biçimde arttırma kapasitesinin bir ölçüsüdü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9" draw:text-style-name="P8" draw:layer="layout" svg:width="20.43cm" svg:height="3.517cm" svg:x="1.27cm" svg:y="-0.214cm" presentation:class="title" presentation:user-transformed="true">
          <draw:text-box>
            <text:p text:style-name="P8">Performans (devam)</text:p>
          </draw:text-box>
        </draw:frame>
        <draw:frame presentation:style-name="Default-outline1" draw:layer="layout" svg:width="23.199cm" svg:height="12.573cm" svg:x="1.301cm" svg:y="3.325cm" presentation:class="outline" presentation:user-transformed="true">
          <draw:text-box>
            <text:list text:style-name="L3">
              <text:list-item>
                <text:p text:style-name="P9">Parallel overhead</text:p>
              </text:list-item>
            </text:list>
            <text:list text:style-name="L3">
              <text:list-item>
                <text:list>
                  <text:list-item>
                    <text:p text:style-name="P10">paralelleştirmenin bedel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Kaynakları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İşlemciler arası haberleş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Yük dengesizliğ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zladan hesaplar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Bazı hesaplar farklı işlemcilerde olduğu için birden çok kere yapılabilir (FF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Bazen en iyi seri çözüm paralel yapılamaz, o zaman daha az iyi bir seri çözüm paralel yapılı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9" draw:text-style-name="P8" draw:layer="layout" svg:width="20.43cm" svg:height="3.517cm" svg:x="1.27cm" svg:y="-0.214cm" presentation:class="title">
          <draw:text-box>
            <text:p text:style-name="P8">Performans (devam)</text:p>
          </draw:text-box>
        </draw:frame>
        <draw:frame presentation:style-name="Default-outline1" draw:layer="layout" svg:width="23.199cm" svg:height="12.573cm" svg:x="1.301cm" svg:y="3.325cm" presentation:class="outline">
          <draw:text-box>
            <text:list text:style-name="L3">
              <text:list-item>
                <text:p text:style-name="P9">Amdahl'in kanunu:</text:p>
              </text:list-item>
            </text:list>
            <text:list text:style-name="L3">
              <text:list-item>
                <text:list>
                  <text:list-item>
                    <text:p text:style-name="P10">Eğer W büyüklüğündeki bir problemin W<text:span text:style-name="T9">s </text:span><text:span text:style-name="T11">lik seri bir kısmı varsa hızlanma en fazla W/W</text:span><text:span text:style-name="T9">s </text:span><text:span text:style-name="T11">olur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Bugünlük bu kadar yeter!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textarea-horizontal-align="center" draw:fit-to-size="false" draw:fit-to-contour="false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 draw:fill-color="#ffffff" draw:auto-grow-height="true" fo:min-height="12.573cm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8cm" fo:margin-right="0cm" fo:margin-top="0.245cm" fo:margin-bottom="0cm" fo:line-height="105%" fo:text-align="start" text:enable-numbering="true" fo:text-indent="0cm" style:text-autospace="ideograph-alpha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rial Unicode MS'" style:font-pitch-asian="variable" style:font-size-asian="36pt" style:language-asian="none" style:country-asian="none" style:font-style-asian="normal" style:font-weight-asian="normal" style:font-family-complex="Tahoma" style:font-pitch-complex="variable" style:font-size-complex="36pt" style:language-complex="none" style:country-complex="none" style:font-style-complex="normal" style:font-weight-complex="normal" style:text-scale="100%" style:font-relief="none" fo:hyphenate="fals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noname0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noname0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noname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oname0-backgroundobjects" style:family="presentation">
      <style:graphic-properties draw:shadow="hidden" draw:shadow-offset-x="0.3cm" draw:shadow-offset-y="0.3cm" draw:shadow-color="#808080"/>
    </style:style>
    <style:style style:name="noname0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noname0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noname0-outline2" style:family="presentation" style:parent-style-name="noname0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noname0-outline3" style:family="presentation" style:parent-style-name="noname0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noname0-outline4" style:family="presentation" style:parent-style-name="noname0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noname0-outline5" style:family="presentation" style:parent-style-name="noname0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noname0-outline6" style:family="presentation" style:parent-style-name="noname0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noname0-outline7" style:family="presentation" style:parent-style-name="noname0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noname0-outline8" style:family="presentation" style:parent-style-name="noname0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noname0-outline9" style:family="presentation" style:parent-style-name="noname0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294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noname0-outline1">
      <style:graphic-properties draw:fill-color="#ffffff" draw:auto-grow-height="false" fo:min-height="12.573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line-height="105%" text:enable-numbering="false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line-height="105%" fo:text-align="center" text:enable-numbering="false" fo:text-indent="0cm"/>
    </style:style>
    <style:style style:name="P12" style:family="paragraph">
      <style:paragraph-properties fo:margin-left="0cm" fo:margin-right="0cm" fo:line-height="105%" fo:text-align="end" text:enable-numbering="false" fo:text-indent="0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'Myriad Web'" style:font-family-generic="swiss" style:font-pitch="variable" fo:font-size="12pt" fo:language="tr" fo:country="TR" style:font-size-asian="12pt" style:font-size-complex="12pt"/>
    </style:style>
    <style:style style:name="T2" style:family="text">
      <style:text-properties fo:font-size="12pt" fo:language="tr" fo:country="TR" style:font-size-asian="12pt" style:font-size-complex="12pt"/>
    </style:style>
    <text:list-style style:name="L1">
      <text:list-level-style-bullet text:level="1" text:bullet-char="•">
        <style:list-level-properties text:min-label-width="0.952cm"/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frame draw:style-name="gr1" draw:text-style-name="P1" draw:layer="backgroundobjects" svg:width="25.4cm" svg:height="19.05cm" svg:x="0cm" svg:y="0cm">
        <draw:image xlink:href="Pictures/1000000000000320000002585A3824D5.jpg" xlink:type="simple" xlink:show="embed" xlink:actuate="onLoad">
          <text:p/>
        </draw:image>
      </draw:frame>
      <draw:frame presentation:style-name="Default-title" draw:layer="backgroundobjects" svg:width="20.43cm" svg:height="3.516cm" svg:x="1.27cm" svg:y="-0.214cm" presentation:class="title" presentation:placeholder="true">
        <draw:text-box/>
      </draw:frame>
      <draw:frame presentation:style-name="pr1" draw:text-style-name="P8" draw:layer="backgroundobjects" svg:width="23.199cm" svg:height="12.572cm" svg:x="1.301cm" svg:y="3.325cm" presentation:class="outline">
        <draw:text-box>
          <text:list text:style-name="L1">
            <text:list-item>
              <text:p text:style-name="P2">Anahat metninin biçimini düzenlemek için tıklayın</text:p>
            </text:list-item>
          </text:list>
          <text:list text:style-name="L1">
            <text:list-item>
              <text:list>
                <text:list-item>
                  <text:p text:style-name="P3">İkinci Anahat Düzeyi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Üçüncü Anahat Düzeyi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0" draw:layer="backgroundobjects" svg:width="5.203cm" svg:height="1.323cm" svg:x="9.499cm" svg:y="17.604cm">
        <draw:text-box>
          <text:p text:style-name="P9"><text:span text:style-name="T1">Pardus İşletim Sistemi</text:span></text:p>
        </draw:text-box>
      </draw:frame>
      <draw:frame draw:style-name="gr3" draw:text-style-name="P10" draw:layer="backgroundobjects" svg:width="8.749cm" svg:height="1.554cm" svg:x="14.9cm" svg:y="17.604cm">
        <draw:text-box>
          <text:p text:style-name="P11"><text:span text:style-name="T1">LKD Şenlik 2006</text:span></text:p>
        </draw:text-box>
      </draw:frame>
      <draw:frame draw:style-name="gr4" draw:text-style-name="P10" draw:layer="backgroundobjects" svg:width="1.499cm" svg:height="1.323cm" svg:x="23.804cm" svg:y="17.604cm">
        <draw:text-box>
          <text:p text:style-name="P12"><text:span text:style-name="T1"><text:page-number>&lt;numara&gt;</text:page-number></text:span></text:p>
        </draw:text-box>
      </draw:frame>
      <presentation:notes style:page-layout-name="PM2">
        <draw:rect draw:style-name="gr5" draw:text-style-name="P13" draw:layer="backgroundobjects" svg:width="19.05cm" svg:height="25.4cm" svg:x="0cm" svg:y="0cm">
          <text:p/>
        </draw:rect>
        <draw:frame draw:style-name="gr6" draw:text-style-name="P10" draw:layer="backgroundobjects" svg:width="8.255cm" svg:height="1.434cm" svg:x="0cm" svg:y="0cm">
          <draw:text-box>
            <text:p/>
          </draw:text-box>
        </draw:frame>
        <draw:frame draw:style-name="gr7" draw:text-style-name="P10" draw:layer="backgroundobjects" svg:width="8.255cm" svg:height="1.434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8" draw:text-style-name="P10" draw:layer="backgroundobjects" svg:width="8.255cm" svg:height="1.434cm" svg:x="0cm" svg:y="23.962cm">
          <draw:text-box>
            <text:p/>
          </draw:text-box>
        </draw:frame>
        <draw:frame draw:style-name="gr9" draw:text-style-name="P10" draw:layer="backgroundobjects" svg:width="8.255cm" svg:height="1.27cm" svg:x="10.791cm" svg:y="24.126cm">
          <draw:text-box>
            <text:p text:style-name="P14"><text:span text:style-name="T2"><text:page-number>&lt;numara&gt;</text:page-number></text:span></text:p>
          </draw:text-box>
        </draw:frame>
      </presentation:notes>
    </style:master-page>
    <style:master-page style:name="noname0" style:page-layout-name="PM1" draw:style-name="dp1">
      <draw:frame draw:style-name="gr1" draw:text-style-name="P1" draw:layer="backgroundobjects" svg:width="25.4cm" svg:height="19.05cm" svg:x="0cm" svg:y="0cm">
        <draw:image xlink:href="Pictures/100000000000032000000258FA475631.jpg" xlink:type="simple" xlink:show="embed" xlink:actuate="onLoad">
          <text:p/>
        </draw:image>
      </draw:frame>
      <draw:frame presentation:style-name="noname0-title" draw:layer="backgroundobjects" svg:width="22.803cm" svg:height="3.599cm" svg:x="1.098cm" svg:y="1.124cm" presentation:class="title" presentation:placeholder="true">
        <draw:text-box/>
      </draw:frame>
      <draw:frame presentation:style-name="pr2" draw:text-style-name="P8" draw:layer="backgroundobjects" svg:width="21.69cm" svg:height="12cm" svg:x="1.866cm" svg:y="5.295cm" presentation:class="outline">
        <draw:text-box>
          <text:list text:style-name="L1">
            <text:list-item>
              <text:p text:style-name="P2">Anahat metninin biçimini düzenlemek için tıklayın</text:p>
            </text:list-item>
          </text:list>
          <text:list text:style-name="L1">
            <text:list-item>
              <text:list>
                <text:list-item>
                  <text:p text:style-name="P3">İkinci Anahat Düzeyi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Üçüncü Anahat Düzeyi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3" draw:layer="backgroundobjects" svg:width="19.05cm" svg:height="25.4cm" svg:x="0cm" svg:y="0cm">
          <text:p/>
        </draw:rect>
        <draw:page-thumbnail presentation:style-name="noname0-title" draw:layer="backgroundobjects" svg:width="12.7cm" svg:height="9.525cm" svg:x="3.175cm" svg:y="1.905cm" presentation:class="page"/>
        <draw:frame presentation:style-name="noname0-notes" draw:layer="backgroundobjects" svg:width="15.24cm" svg:height="11.43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Linux OpenOffice.org_project/680$Build-9011
  </meta:generator>
    <meta:creation-date>2006-02-25T06:53:18</meta:creation-date>
    <dc:date>2006-05-13T04:01:55</dc:date>
    <dc:language>en-US</dc:language>
    <meta:editing-cycles>73</meta:editing-cycles>
    <meta:editing-duration>PT21H56M14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